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ella2" style:family="table">
      <style:table-properties style:width="17.124cm" fo:margin-left="0.123cm" table:align="left"/>
    </style:style>
    <style:style style:name="Tabella2.A" style:family="table-column">
      <style:table-column-properties style:column-width="8.562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171cm"/>
    </style:style>
    <style:style style:name="Tabella3.C" style:family="table-column">
      <style:table-column-properties style:column-width="9.00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124cm"/>
    </style:style>
    <style:style style:name="Tabella4.B" style:family="table-column">
      <style:table-column-properties style:column-width="15.124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6.625cm"/>
    </style:style>
    <style:style style:name="Tabella5.B" style:family="table-column">
      <style:table-column-properties style:column-width="10.622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Normale">
      <style:text-properties fo:font-size="12pt" style:font-size-asian="12pt"/>
    </style:style>
    <style:style style:name="P4" style:family="paragraph" style:parent-style-name="Normale">
      <style:paragraph-properties fo:text-align="center" style:justify-single-word="false"/>
      <style:text-properties fo:font-size="12pt" style:font-size-asian="12pt"/>
    </style:style>
    <style:style style:name="P5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6" style:family="paragraph" style:parent-style-name="Normale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8" style:family="paragraph" style:parent-style-name="Normale">
      <style:paragraph-properties fo:text-align="center" style:justify-single-word="false"/>
      <style:text-properties fo:font-size="11pt" style:font-size-asian="11pt"/>
    </style:style>
    <style:style style:name="P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0" style:family="paragraph" style:parent-style-name="Normale">
      <style:text-properties fo:font-size="11pt" fo:background-color="#ffff00" style:font-size-asian="11pt"/>
    </style:style>
    <style:style style:name="P11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2" style:family="paragraph" style:parent-style-name="Normale_20__28_Web_29_">
      <style:paragraph-properties fo:margin-left="0cm" fo:margin-right="0cm" fo:margin-top="0cm" fo:margin-bottom="0cm" style:contextual-spacing="false" fo:text-indent="1.251cm" style:auto-text-indent="false"/>
    </style:style>
    <style:style style:name="P13" style:family="paragraph" style:parent-style-name="Normale_20__28_Web_29_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 style:font-weight-complex="bold"/>
    </style:style>
    <style:style style:name="P14" style:family="paragraph" style:parent-style-name="Normale">
      <style:paragraph-properties fo:text-align="end" style:justify-single-word="false"/>
      <style:text-properties fo:font-size="11pt" fo:font-weight="bold" officeooo:paragraph-rsid="0014db1c" style:font-size-asian="11pt" style:font-weight-asian="bold" style:font-size-complex="11pt"/>
    </style:style>
    <style:style style:name="P15" style:family="paragraph" style:parent-style-name="Normale">
      <style:text-properties fo:font-size="11pt" fo:font-weight="bold" officeooo:paragraph-rsid="0011dbf6" style:font-size-asian="11pt" style:font-weight-asian="bold"/>
    </style:style>
    <style:style style:name="P1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11dbf6" officeooo:paragraph-rsid="0011dbf6" style:font-size-asian="11pt" style:font-weight-asian="bold"/>
    </style:style>
    <style:style style:name="P1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11dbf6" officeooo:paragraph-rsid="0014db1c" style:font-size-asian="11pt" style:font-weight-asian="bold"/>
    </style:style>
    <style:style style:name="P18" style:family="paragraph" style:parent-style-name="Normale">
      <style:paragraph-properties fo:text-align="end" style:justify-single-word="false"/>
      <style:text-properties fo:font-size="11pt" fo:font-weight="bold" style:font-size-asian="11pt" style:font-weight-asian="bold"/>
    </style:style>
    <style:style style:name="P19" style:family="paragraph" style:parent-style-name="Normale">
      <style:paragraph-properties fo:text-align="end" style:justify-single-word="false"/>
      <style:text-properties fo:font-size="11pt" fo:font-weight="bold" officeooo:paragraph-rsid="0014db1c" style:font-size-asian="11pt" style:font-weight-asian="bold"/>
    </style:style>
    <style:style style:name="P20" style:family="paragraph" style:parent-style-name="Normale">
      <style:text-properties fo:font-size="11pt" fo:font-weight="bold" officeooo:paragraph-rsid="0014db1c" style:font-size-asian="11pt" style:font-weight-asian="bold"/>
    </style:style>
    <style:style style:name="P21" style:family="paragraph" style:parent-style-name="Normale">
      <style:paragraph-properties fo:text-align="justify" style:justify-single-word="false"/>
      <style:text-properties officeooo:rsid="0011dbf6" officeooo:paragraph-rsid="0011dbf6"/>
    </style:style>
    <style:style style:name="P22" style:family="paragraph" style:parent-style-name="Normale" style:master-page-name="MPF0">
      <style:paragraph-properties style:page-number="auto" fo:break-before="page"/>
    </style:style>
    <style:style style:name="P23" style:family="paragraph" style:parent-style-name="Normale">
      <style:paragraph-properties fo:margin-top="0cm" fo:margin-bottom="0cm" style:contextual-spacing="false" fo:text-align="end" style:justify-single-word="false"/>
      <style:text-properties fo:font-size="11pt" fo:font-weight="bold" officeooo:paragraph-rsid="0014db1c" style:font-size-asian="11pt" style:font-weight-asian="bold" style:font-size-complex="11pt" style:font-weight-complex="bold"/>
    </style:style>
    <style:style style:name="P24" style:family="paragraph">
      <style:paragraph-properties fo:text-align="justify"/>
    </style:style>
    <style:style style:name="P25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background-color="#ffff00" style:font-size-asian="11pt"/>
    </style:style>
    <style:style style:name="T6" style:family="text">
      <style:text-properties officeooo:rsid="0011dbf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4db1c"/>
    </style:style>
    <style:style style:name="T9" style:family="text">
      <style:text-properties style:font-name="Arial" fo:font-size="20pt" fo:font-weight="bold" style:font-size-asian="20pt" style:font-weight-asian="bold"/>
    </style:style>
    <style:style style:name="T10" style:family="text">
      <style:text-properties fo:font-size="16pt" fo:font-style="italic" style:font-size-asian="16pt" style:font-style-asian="italic"/>
    </style:style>
    <style:style style:name="T11" style:family="text">
      <style:text-properties fo:font-size="14pt" fo:font-style="italic" style:font-size-asian="14pt" style:font-style-asian="italic" style:font-size-complex="14pt"/>
    </style:style>
    <style:style style:name="T12" style:family="text">
      <style:text-properties fo:font-style="italic" style:font-style-asian="italic"/>
    </style:style>
    <style:style style:name="T13" style:family="text">
      <style:text-properties fo:font-size="16pt" fo:font-style="italic" fo:font-weight="bold" style:font-size-asian="16pt" style:font-style-asian="italic" style:font-weight-asian="bold"/>
    </style:style>
    <style:style style:name="T14" style:family="text">
      <style:text-properties fo:color="#808080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Normale"/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3">Protocollo n.</text:p>
          </table:table-cell>
          <table:table-cell table:style-name="Tabella2.A1" office:value-type="string">
            <text:p text:style-name="P4">Savona, </text:p>
          </table:table-cell>
        </table:table-row>
      </table:table>
      <text:p text:style-name="Normale"/>
      <text:p text:style-name="Normale"/>
      <text:p text:style-name="Normale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Rifer. a nota n. [numero] del <text:s/>[data_protocollo]</text:p>
          </table:table-cell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20"><text:span text:style-name="Car._20_predefinito_20_paragrafo"><text:span text:style-name="T8">Al Sig. </text:span></text:span></text:p>
            <text:p text:style-name="P20"><text:span text:style-name="Car._20_predefinito_20_paragrafo"><text:span text:style-name="T8">[richiedenti.nominativo;block=tbs:row]</text:span></text:span></text:p>
            <text:p text:style-name="P20"><text:span text:style-name="Car._20_predefinito_20_paragrafo"><text:span text:style-name="T8">[richiedenti.indirizzo]</text:span></text:span></text:p>
            <text:p text:style-name="P20"><text:span text:style-name="Car._20_predefinito_20_paragrafo"><text:span text:style-name="T8">[richiedenti.cap] [richiedenti.comune] ([richiedenti.prov])</text:span></text:span></text:p>
            <text:p text:style-name="P20"><text:span text:style-name="Car._20_predefinito_20_paragrafo"/></text:p>
          </table:table-cell>
        </table:table-row>
        <table:table-row>
          <table:table-cell table:style-name="Tabella3.A1" office:value-type="string">
            <text:p text:style-name="Normale"><text:span text:style-name="Car._20_predefinito_20_paragrafo"><text:span text:style-name="T5">Allegati: 2</text:span></text:span></text:p>
          </table:table-cell>
          <table:table-cell table:style-name="Tabella3.A1" office:value-type="string">
            <text:p text:style-name="P19"><text:span text:style-name="Car._20_predefinito_20_paragrafo"><text:span text:style-name="T8">e p.c.</text:span></text:span></text:p>
          </table:table-cell>
          <table:table-cell table:style-name="Tabella3.A1" office:value-type="string">
            <text:p text:style-name="P20"><text:span text:style-name="Car._20_predefinito_20_paragrafo"><text:span text:style-name="T8">[progettisti.nominativo;block=tbs:row]</text:span></text:span></text:p>
            <text:p text:style-name="P20"><text:span text:style-name="Car._20_predefinito_20_paragrafo"><text:span text:style-name="T8">[progettisti.indirizzo]</text:span></text:span></text:p>
            <text:p text:style-name="P17"><text:span text:style-name="Car._20_predefinito_20_paragrafo"><text:span text:style-name="T8">[progettisti.cap] [progettisti.comune] ([progettisti.prov])</text:span></text:span></text:p>
            <text:p text:style-name="P17"><text:span text:style-name="Car._20_predefinito_20_paragrafo"/></text:p>
          </table:table-cell>
        </table:table-row>
        <table:table-row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23"><text:span text:style-name="Car._20_predefinito_20_paragrafo"><text:span text:style-name="T8">e p.c.</text:span></text:span></text:p>
          </table:table-cell>
          <table:table-cell table:style-name="Tabella3.A1" office:value-type="string">
            <text:p text:style-name="P20"><text:span text:style-name="Car._20_predefinito_20_paragrafo"><text:span text:style-name="T8">All'Ufficio Amministrativo del Settore Pianificazione Territoriale per il rilascio della concessione di suolo pubblico</text:span></text:span></text:p>
            <text:p text:style-name="P14"><text:span text:style-name="Car._20_predefinito_20_paragrafo"><text:span text:style-name="T8">SEDE</text:span></text:span></text:p>
          </table:table-cell>
        </table:table-row>
      </table:table>
      <text:p text:style-name="Normale"/>
      <text:p text:style-name="P5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">Oggett<text:span text:style-name="T6">o:</text:span></text:p>
          </table:table-cell>
          <table:table-cell table:style-name="Tabella4.A1" office:value-type="string">
            <text:p text:style-name="P5">Denuncia di inizio attività a sensi della L.R. n. 16/08 e s.m.i. relativa alla realizzazione di <text:span text:style-name="T7">dehor</text:span> presso [ubicazione].</text:p>
          </table:table-cell>
        </table:table-row>
      </table:table>
      <text:p text:style-name="P11"/>
      <text:p text:style-name="P11"/>
      <text:p text:style-name="P11">Con riferimento alla Sua denuncia datata [data_presentazione] prot. n° [protocollo] del [data_protocollo], facendo seguito alla ns nota n. ……. del…….., si comunica che il Settore Dotazioni e Qualità Urbane e il Comando di Polizia Municipale hanno espresso il parere di competenza in merito all’intervento.</text:p>
      <text:p text:style-name="P11">Copia di tali pareri vengono allegati alla presente nota.</text:p>
      <text:p text:style-name="P11">Pertanto, fermo restando l’obbligo di adempimento alle condizioni specificate nei pareri sopraccitati, con la presente si comunica la revoca della sospensione dei termini disposta con nota di questo Settore prot. n° <text:s/>* del *.</text:p>
      <text:p text:style-name="P12"><text:span text:style-name="Car._20_predefinito_20_paragrafo"><text:span text:style-name="T4">Resta fermo l’obbligo, prima dell’inizio dei lavori, di acquisire la concessione di occupazione di suolo pubblico.</text:span></text:span></text:p>
      <text:p text:style-name="P13">La presente è indirizzata, con allegata copia del progetto e dei pareri acquisiti, anche all'ufficio Amministrativo di questo Settore per gli aspetti di competenza e per il rilascio della concessione di suolo pubblico. </text:p>
      <text:p text:style-name="P11">Distinti saluti.</text:p>
      <text:p text:style-name="P11"/>
      <text:p text:style-name="P11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8">L’istruttore tecnico</text:p>
            <text:p text:style-name="P8">[istruttore_tecnico]</text:p>
          </table:table-cell>
          <table:table-cell table:style-name="Tabella5.A1" office:value-type="string">
            <text:p text:style-name="Normale"/>
          </table:table-cell>
        </table:table-row>
        <table:table-row>
          <table:table-cell table:style-name="Tabella5.A1" office:value-type="string">
            <text:p text:style-name="Normale"/>
          </table:table-cell>
          <table:table-cell table:style-name="Tabella5.A1" office:value-type="string">
            <text:p text:style-name="P4">Il Responsabile del Servizio</text:p>
            <text:p text:style-name="P4"><text:soft-page-break/>Geom. Ivo Maffioli</text:p>
          </table:table-cell>
        </table:table-row>
      </table:table>
      <text:p text:style-name="Normale"/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1.251cm" style:auto-text-indent="false"/>
      <style:text-properties fo:font-size="12pt" fo:font-weight="bold" style:font-size-asian="12pt" style:font-weight-asian="bold" style:font-weight-complex="bold" fo:hyphenate="false"/>
    </style:style>
    <style:style style:name="Normale_20__28_Web_29_" style:display-name="Normale (Web)" style:family="paragraph" style:parent-style-name="Normale">
      <style:paragraph-properties fo:margin-top="0.176cm" fo:margin-bottom="0.21cm" style:contextual-spacing="false" fo:hyphenation-ladder-count="no-limit" style:text-autospace="ideograph-alpha" style:punctuation-wrap="hanging" style:vertical-align="auto"/>
      <style:text-properties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4.251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3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3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3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style:writing-mode="lr-tb"/>
    </style:style>
    <style:style style:name="MP3" style:family="paragraph" style:parent-style-name="Normale">
      <style:paragraph-properties fo:text-align="justify" style:justify-single-word="false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Normale">
      <style:paragraph-properties fo:text-align="justify" style:justify-single-word="false"/>
      <style:text-properties officeooo:rsid="0011dbf6" officeooo:paragraph-rsid="0011dbf6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0pt" fo:font-weight="bold" style:font-size-asian="20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fo:font-size="14pt" fo:font-style="italic" style:font-size-asian="14pt" style:font-style-asian="italic" style:font-size-complex="14pt"/>
    </style:style>
    <style:style style:name="MT5" style:family="text">
      <style:text-properties fo:font-style="italic" style:font-style-asian="italic"/>
    </style:style>
    <style:style style:name="MT6" style:family="text">
      <style:text-properties fo:font-size="16pt" fo:font-style="italic" fo:font-weight="bold" style:font-size-asian="16pt" style:font-style-asian="italic" style:font-weight-asian="bold"/>
    </style:style>
    <style:style style:name="MT7" style:family="text">
      <style:text-properties fo:color="#808080"/>
    </style:style>
    <style:style style:name="MT8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2" style:next-style-name="MP0">
      <style:header>
        <text:p text:style-name="Header"/>
        <text:p text:style-name="Header"><draw:custom-shape text:anchor-type="paragraph" draw:z-index="1" draw:name="Rectangle 1" draw:style-name="Mgr1" draw:text-style-name="MP2" svg:width="14.735cm" svg:height="3.559cm" svg:x="2.316cm" svg:y="0.275cm"><text:p text:style-name="MP1"><text:span text:style-name="MT2">Comune di Savona</text:span></text:p><text:p text:style-name="MP1"><text:span text:style-name="MT3">Settore Pianificazione Territoriale</text:span></text:p><text:p text:style-name="MP1"><text:span text:style-name="MT4">Sportello Unico per l’Edilizia</text:span></text:p><text:p text:style-name="MP1"><text:span text:style-name="MT5"><text:s text:c="126"/></text:span><text:span text:style-name="MT5">RACCOMANDATA A.R.</text:span></text:p><text:p text:style-name="MP1"><text:span text:style-name="MT6"/></text:p><text:p text:style-name="MP1"><text:span text:style-name="MT7"/></text:p><draw:enhanced-geometry svg:viewBox="0 0 21600 21600" draw:type="non-primitive" draw:enhanced-path="M 0 0 L 21600 0 21600 21600 0 21600 Z N"/></draw:custom-shape><draw:frame draw:style-name="Mfr1" draw:name="Picture 1" text:anchor-type="as-char" svg:width="2.17cm" style:rel-width="scale" svg:height="3.12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B"/>
          <table:table-row>
            <table:table-cell table:style-name="Tabella1.A1" office:value-type="string">
              <text:p text:style-name="MP3"><text:span text:style-name="Car._20_predefinito_20_paragrafo"><text:span text:style-name="MT8">Struttura:</text:span></text:span></text:p>
            </table:table-cell>
            <table:table-cell table:style-name="Tabella1.B1" office:value-type="string">
              <text:p text:style-name="MP3"><text:span text:style-name="Car._20_predefinito_20_paragrafo"><text:span text:style-name="MT8">Servizio Edilizia privata</text:span></text:span></text:p>
            </table:table-cell>
            <table:table-cell table:style-name="Tabella1.B1" office:value-type="string">
              <text:p text:style-name="MP4">Istruttore tecnico:</text:p>
            </table:table-cell>
            <table:table-cell table:style-name="Tabella1.D1" office:value-type="string">
              <text:p text:style-name="MP5">[istruttore_tecnico]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corso Italia 19 <text:s text:c="3"/>- <text:s text:c="3"/>17100 <text:s/>Savona</text:p>
            </table:table-cell>
            <table:table-cell table:style-name="Tabella1.B2" office:value-type="string">
              <text:p text:style-name="MP4">Responsabile del procedimento:</text:p>
            </table:table-cell>
            <table:table-cell table:style-name="Tabella1.D2" office:value-type="string">
              <text:p text:style-name="MP4">geom. Ivo Maffioli</text:p>
            </table:table-cell>
          </table:table-row>
          <table:table-row>
            <table:table-cell table:style-name="Tabella1.A3" office:value-type="string">
              <text:p text:style-name="MP4"/>
            </table:table-cell>
            <table:table-cell table:style-name="Tabella1.B3" office:value-type="string">
              <text:p text:style-name="MP4">tel.019-8310291/294/671/363/364</text:p>
              <text:p text:style-name="MP4">telefax 019-8310356</text:p>
            </table:table-cell>
            <table:table-cell table:style-name="Tabella1.B3" office:value-type="string">
              <text:p text:style-name="MP4">Orario:</text:p>
            </table:table-cell>
            <table:table-cell table:style-name="Tabella1.D3" office:value-type="string">
              <text:p text:style-name="MP4">martedì e giovedì <text:s/>ore 10:00 - 12:30</text:p>
              <text:p text:style-name="MP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2T16:59:00Z</meta:creation-date>
    <dc:date>2014-01-29T14:09:17.498000000</dc:date>
    <meta:print-date>1998-05-22T16:21:00Z</meta:print-date>
    <meta:editing-cycles>7</meta:editing-cycles>
    <meta:editing-duration>PT1H37M37S</meta:editing-duration>
    <meta:document-statistic meta:table-count="5" meta:image-count="0" meta:object-count="1" meta:page-count="2" meta:paragraph-count="40" meta:word-count="247" meta:character-count="1920" meta:non-whitespace-character-count="1697"/>
    <meta:template xlink:type="simple" xlink:actuate="onRequest" xlink:title="" xlink:href="./DEHOR%20revoca%20sospensione%20dia%20dopo%20pareri%20.dot"/>
  </office:meta>
</office:document-meta>
</file>